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NCY GLADYS YAURI YANCAY DE LIMACH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DABA LUCHITOS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NCY GLADYS YAURI YANCAY DE LIMACH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4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02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